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2"/>
          <table:table-cell table:style-name="ce3" table:number-columns-repeated="2"/>
          <table:table-cell table:style-name="ce2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style-name="ce2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4"/>
          <table:table-cell table:style-name="ce5"/>
          <table:table-cell table:style-name="ce2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Arduino Code" table:style-name="ta1">
        <table:table-column table:style-name="co9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7-05T12:41:13.149845941</dc:date>
    <meta:editing-duration>PT1H14M58S</meta:editing-duration>
    <meta:editing-cycles>4</meta:editing-cycles>
    <meta:document-statistic meta:table-count="2" meta:cell-count="153" meta:object-count="0"/>
  </office:meta>
</office:document-meta>
</file>